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ECAFE1757012D547.png" manifest:media-type="image/png"/>
  <manifest:file-entry manifest:full-path="Pictures/10000201000001130000005AAB785D5721DEFB26.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42E000001DC1C878C4E5D36C1F7.png" manifest:media-type="image/png"/>
  <manifest:file-entry manifest:full-path="Pictures/10000201000001B20000024BC18AC4D32C247CC4.png" manifest:media-type="image/png"/>
  <manifest:file-entry manifest:full-path="Pictures/1000020100000099000001B4A61BCCDA8C2A769A.png" manifest:media-type="image/png"/>
  <manifest:file-entry manifest:full-path="Pictures/100002010000017600000156A0A5BEC24ED6316D.png" manifest:media-type="image/png"/>
  <manifest:file-entry manifest:full-path="Pictures/1000020100000097000001A573B1CDF36EB4B9EB.png" manifest:media-type="image/png"/>
  <manifest:file-entry manifest:full-path="Pictures/100002010000012E0000011367472D0EDE70F8EF.png" manifest:media-type="image/png"/>
  <manifest:file-entry manifest:full-path="Pictures/1000020100000099000001B476BF782099213261.png" manifest:media-type="image/png"/>
  <manifest:file-entry manifest:full-path="Pictures/1000020100000246000004083B1C5DF662F0729F.png" manifest:media-type="image/png"/>
  <manifest:file-entry manifest:full-path="Pictures/1000020100000213000001308535F9F49BA1BF20.png" manifest:media-type="image/png"/>
  <manifest:file-entry manifest:full-path="Pictures/1000020100000099000001B47BA4B95F80E7AE4F.png" manifest:media-type="image/png"/>
  <manifest:file-entry manifest:full-path="Pictures/100002010000042E000001DC3649A58BC23999E2.png" manifest:media-type="image/png"/>
  <manifest:file-entry manifest:full-path="Pictures/1000020100000277000001D02983E9BB004F3D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51b2d2"/>
    </style:style>
    <style:style style:name="T36" style:family="text">
      <style:text-properties officeooo:rsid="00542e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8793344" text:id="ct28793344">
          <text:insertion>
            <office:change-info>
              <dc:creator>Sara Boch</dc:creator>
              <dc:date>2013-12-10T09:40:00</dc:date>
            </office:change-info>
          </text:insertion>
        </text:changed-region>
        <text:changed-region xml:id="ct28805760" text:id="ct28805760">
          <text:deletion>
            <office:change-info>
              <dc:creator>Sara Boch</dc:creator>
              <dc:date>2013-12-10T09:55:00</dc:date>
            </office:change-info>
            <text:p text:style-name="P1">Picture 2.</text:p>
          </text:deletion>
        </text:changed-region>
        <text:changed-region xml:id="ct28876016" text:id="ct28876016">
          <text:insertion>
            <office:change-info>
              <dc:creator>Sara Boch</dc:creator>
              <dc:date>2013-12-10T09:55:00</dc:date>
            </office:change-info>
          </text:insertion>
        </text:changed-region>
        <text:changed-region xml:id="ct28876240" text:id="ct28876240">
          <text:insertion>
            <office:change-info>
              <dc:creator>Sara Boch</dc:creator>
              <dc:date>2013-12-10T09:59:00</dc:date>
            </office:change-info>
          </text:insertion>
        </text:changed-region>
        <text:changed-region xml:id="ct28957920" text:id="ct28957920">
          <text:insertion>
            <office:change-info>
              <dc:creator>Sara Boch</dc:creator>
              <dc:date>2013-12-10T10:00:00</dc:date>
            </office:change-info>
          </text:insertion>
        </text:changed-region>
        <text:changed-region xml:id="ct28952048" text:id="ct28952048">
          <text:deletion>
            <office:change-info>
              <dc:creator>Sara Boch</dc:creator>
              <dc:date>2013-12-10T10:00:00</dc:date>
            </office:change-info>
            <text:p text:style-name="P2">customise</text:p>
          </text:deletion>
        </text:changed-region>
        <text:changed-region xml:id="ct28966880" text:id="ct28966880">
          <text:insertion>
            <office:change-info>
              <dc:creator>Sara Boch</dc:creator>
              <dc:date>2013-12-10T10:06:00</dc:date>
            </office:change-info>
          </text:insertion>
        </text:changed-region>
        <text:changed-region xml:id="ct28969728" text:id="ct28969728">
          <text:insertion>
            <office:change-info>
              <dc:creator>Sara Boch</dc:creator>
              <dc:date>2013-12-10T10:04:00</dc:date>
            </office:change-info>
          </text:insertion>
        </text:changed-region>
        <text:changed-region xml:id="ct28972144" text:id="ct28972144">
          <text:insertion>
            <office:change-info>
              <dc:creator>Sara Boch</dc:creator>
              <dc:date>2013-12-10T10:19:00</dc:date>
            </office:change-info>
          </text:insertion>
        </text:changed-region>
        <text:changed-region xml:id="ct28955568" text:id="ct28955568">
          <text:insertion>
            <office:change-info>
              <dc:creator>Sara Boch</dc:creator>
              <dc:date>2013-12-10T10:21:00</dc:date>
            </office:change-info>
          </text:insertion>
        </text:changed-region>
        <text:changed-region xml:id="ct28971152" text:id="ct28971152">
          <text:deletion>
            <office:change-info>
              <dc:creator>Sara Boch</dc:creator>
              <dc:date>2013-12-10T10:22:00</dc:date>
            </office:change-info>
            <text:p text:style-name="P3">s</text:p>
          </text:deletion>
        </text:changed-region>
        <text:changed-region xml:id="ct28980432" text:id="ct28980432">
          <text:insertion>
            <office:change-info>
              <dc:creator>Sara Boch</dc:creator>
              <dc:date>2013-12-10T10:41:00</dc:date>
            </office:change-info>
          </text:insertion>
        </text:changed-region>
        <text:changed-region xml:id="ct28983584" text:id="ct28983584">
          <text:deletion>
            <office:change-info>
              <dc:creator>Sara Boch</dc:creator>
              <dc:date>2013-12-10T10:41:00</dc:date>
            </office:change-info>
            <text:p text:style-name="P4">ali</text:p>
          </text:deletion>
        </text:changed-region>
        <text:changed-region xml:id="ct28980656" text:id="ct28980656">
          <text:deletion>
            <office:change-info>
              <dc:creator>Sara Boch</dc:creator>
              <dc:date>2013-12-10T10:23:00</dc:date>
            </office:change-info>
            <text:p text:style-name="P5">s</text:p>
          </text:deletion>
        </text:changed-region>
        <text:changed-region xml:id="ct28989616" text:id="ct28989616">
          <text:insertion>
            <office:change-info>
              <dc:creator>Sara Boch</dc:creator>
              <dc:date>2013-12-10T10:23:00</dc:date>
            </office:change-info>
          </text:insertion>
        </text:changed-region>
        <text:changed-region xml:id="ct28953744" text:id="ct28953744">
          <text:insertion>
            <office:change-info>
              <dc:creator>Sara Boch</dc:creator>
              <dc:date>2013-12-10T10:41:00</dc:date>
            </office:change-info>
          </text:insertion>
        </text:changed-region>
        <text:changed-region xml:id="ct28985696" text:id="ct28985696">
          <text:deletion>
            <office:change-info>
              <dc:creator>Sara Boch</dc:creator>
              <dc:date>2013-12-10T10:41:00</dc:date>
            </office:change-info>
            <text:p text:style-name="P4">ali</text:p>
          </text:deletion>
        </text:changed-region>
        <text:changed-region xml:id="ct22851440" text:id="ct22851440">
          <text:deletion>
            <office:change-info>
              <dc:creator>Sara Boch</dc:creator>
              <dc:date>2013-12-10T10:24:00</dc:date>
            </office:change-info>
            <text:p text:style-name="P5">s</text:p>
          </text:deletion>
        </text:changed-region>
        <text:changed-region xml:id="ct29022528" text:id="ct29022528">
          <text:deletion>
            <office:change-info>
              <dc:creator>Sara Boch</dc:creator>
              <dc:date>2013-12-10T10:35:00</dc:date>
            </office:change-info>
            <text:p text:style-name="P6">1</text:p>
          </text:deletion>
        </text:changed-region>
        <text:changed-region xml:id="ct29082624" text:id="ct29082624">
          <text:format-change>
            <office:change-info>
              <dc:creator>Sara Boch</dc:creator>
              <dc:date>2013-12-10T10:51:00</dc:date>
            </office:change-info>
          </text:format-change>
        </text:changed-region>
        <text:changed-region xml:id="ct29083808" text:id="ct29083808">
          <text:format-change>
            <office:change-info>
              <dc:creator>Sara Boch</dc:creator>
              <dc:date>2013-12-10T10:51:00</dc:date>
            </office:change-info>
          </text:format-change>
        </text:changed-region>
        <text:changed-region xml:id="ct29067072" text:id="ct29067072">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7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28793344"/><text:span text:style-name="T21">m</text:span><text:change-end text:change-id="ct2879334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3649A58BC23999E2.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28805760"/><text:change-start text:change-id="ct28876016"/><text:soft-page-break/>Picture 2.<text:change-end text:change-id="ct28876016"/></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28876240"/> <text:change-end text:change-id="ct28876240"/>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8535F9F49BA1BF20.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28957920"/><text:span text:style-name="T1">customize</text:span><text:change-end text:change-id="ct28957920"/><text:change text:change-id="ct28952048"/>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67472D0EDE70F8EF.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28966880"/><text:span text:style-name="T1">s</text:span><text:change-end text:change-id="ct28966880"/> need to be done at once. To configure this aspect you can click <text:span text:style-name="T2">Configure</text:span> button below the label <text:span text:style-name="T2">Simulation </text:span><text:soft-page-break/><text:span text:style-name="T2">Steps</text:span>. You will then get<text:change-start text:change-id="ct28969728"/> <text:change-end text:change-id="ct28969728"/><text:change-start text:change-id="ct28972144"/><text:span text:style-name="T22">the</text:span><text:change-end text:change-id="ct28972144"/>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A0A5BEC24ED6316D.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3B1C5DF662F0729F.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28955568"/><text:span text:style-name="T22">s</text:span><text:change-end text:change-id="ct28955568"/> in the right column. The first configuration option<text:change text:change-id="ct28971152"/> is for <text:span text:style-name="T2">Energy Minim</text:span><text:change-start text:change-id="ct28980432"/><text:span text:style-name="T3">iz</text:span><text:change-end text:change-id="ct28980432"/><text:change text:change-id="ct28983584"/><text:change text:change-id="ct28980656"/><text:span text:style-name="T2">ation</text:span>. This step is performed after adding molecule to water box. Some atoms in that system may collide. The purpose is to move water atoms a bit, so dynamics simulation will not start in <text:change-start text:change-id="ct28989616"/><text:span text:style-name="T23">a </text:span><text:change-end text:change-id="ct2898961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28953744"/><text:span text:style-name="T3">iz</text:span><text:change-end text:change-id="ct28953744"/><text:change text:change-id="ct28985696"/><text:change text:change-id="ct22851440"/><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C18AC4D32C247CC4.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AB785D5721DEFB2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ECAFE1757012D547.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29022528"/><text:span text:style-name="T13">2</text:span>.0:</text:p>
      <text:list xml:id="list5738485406659912450"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1020069648344667248"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29082624"/><text:span text:style-name="T20">btchtm</text:span>@ug.<text:change-end text:change-id="ct29082624"/><text:span text:style-name="T24">edu</text:span><text:change-start text:change-id="ct29083808"/>.pl<text:change-end text:change-id="ct29083808"/>)<text:change-start text:change-id="ct29067072"/></text:p>
      <text:p text:style-name="P8">- Sara Boch Kminikowska<text:change-end text:change-id="ct29067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title/>
    <meta:initial-creator/>
    <meta:editing-cycles>54</meta:editing-cycles>
    <dc:date>2016-06-01T15:40:08.795468582</dc:date>
    <meta:editing-duration>PT3H55M23S</meta:editing-duration>
    <meta:document-statistic meta:table-count="0" meta:image-count="16" meta:object-count="0" meta:page-count="18" meta:paragraph-count="106" meta:word-count="1751" meta:character-count="10772" meta:non-whitespace-character-count="9107"/>
  </office:meta>
</office:document-meta>
</file>